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280" calcext:value-type="float">
            <text:p><text:s text:c="3"/>17,280</text:p>
          </table:table-cell>
          <table:table-cell table:style-name="ce37" office:value-type="float" office:value="16582" calcext:value-type="float">
            <text:p><text:s text:c="3"/>16,582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224" calcext:value-type="float">
            <text:p><text:s text:c="3"/>224</text:p>
          </table:table-cell>
          <table:table-cell table:style-name="ce37" office:value-type="float" office:value="16886" calcext:value-type="float">
            <text:p><text:s text:c="3"/>16,886</text:p>
          </table:table-cell>
          <table:table-cell table:style-name="ce37" office:value-type="float" office:value="16195" calcext:value-type="float">
            <text:p><text:s text:c="3"/>16,195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219" calcext:value-type="float">
            <text:p><text:s text:c="3"/>219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87" calcext:value-type="float">
            <text:p><text:s text:c="3"/>38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541" calcext:value-type="float">
            <text:p><text:s text:c="3"/>8,541</text:p>
          </table:table-cell>
          <table:table-cell table:style-name="ce38" office:value-type="float" office:value="8267" calcext:value-type="float">
            <text:p><text:s text:c="3"/>8,26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8443" calcext:value-type="float">
            <text:p><text:s text:c="3"/>8,443</text:p>
          </table:table-cell>
          <table:table-cell table:style-name="ce38" office:value-type="float" office:value="8176" calcext:value-type="float">
            <text:p><text:s text:c="3"/>8,17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739" calcext:value-type="float">
            <text:p><text:s text:c="3"/>8,739</text:p>
          </table:table-cell>
          <table:table-cell table:style-name="ce38" office:value-type="float" office:value="8315" calcext:value-type="float">
            <text:p><text:s text:c="3"/>8,315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443" calcext:value-type="float">
            <text:p><text:s text:c="3"/>8,443</text:p>
          </table:table-cell>
          <table:table-cell table:style-name="ce38" office:value-type="float" office:value="8019" calcext:value-type="float">
            <text:p><text:s text:c="3"/>8,01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number-columns-repeated="2" table:style-name="ce38" office:value-type="float" office:value="296" calcext:value-type="float">
            <text:p><text:s text:c="3"/>296</text:p>
          </table:table-cell>
          <table:table-cell table:number-columns-repeated="5" table:style-name="ce38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018" calcext:value-type="float">
            <text:p><text:s text:c="3"/>21,018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301" calcext:value-type="float">
            <text:p><text:s text:c="3"/>301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281" calcext:value-type="float">
            <text:p><text:s text:c="3"/>281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20586" calcext:value-type="float">
            <text:p><text:s text:c="3"/>20,586</text:p>
          </table:table-cell>
          <table:table-cell table:style-name="ce37" office:value-type="float" office:value="19740" calcext:value-type="float">
            <text:p><text:s text:c="3"/>19,740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279" calcext:value-type="float">
            <text:p><text:s text:c="3"/>279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407" calcext:value-type="float">
            <text:p><text:s text:c="3"/>10,407</text:p>
          </table:table-cell>
          <table:table-cell table:style-name="ce38" office:value-type="float" office:value="10061" calcext:value-type="float">
            <text:p><text:s text:c="3"/>10,06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611" calcext:value-type="float">
            <text:p><text:s text:c="3"/>10,611</text:p>
          </table:table-cell>
          <table:table-cell table:style-name="ce38" office:value-type="float" office:value="10097" calcext:value-type="float">
            <text:p><text:s text:c="3"/>10,097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788" calcext:value-type="float">
            <text:p><text:s text:c="3"/>9,788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78" calcext:value-type="float">
            <text:p><text:s text:c="3"/>13,078</text:p>
          </table:table-cell>
          <table:table-cell table:style-name="ce37" office:value-type="float" office:value="12462" calcext:value-type="float">
            <text:p><text:s text:c="3"/>12,462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197" calcext:value-type="float">
            <text:p><text:s text:c="3"/>197</text:p>
          </table:table-cell>
          <table:table-cell table:style-name="ce37" office:value-type="float" office:value="12780" calcext:value-type="float">
            <text:p><text:s text:c="3"/>12,780</text:p>
          </table:table-cell>
          <table:table-cell table:style-name="ce37" office:value-type="float" office:value="12169" calcext:value-type="float">
            <text:p><text:s text:c="3"/>12,169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192" calcext:value-type="float">
            <text:p><text:s text:c="3"/>192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96" calcext:value-type="float">
            <text:p><text:s text:c="3"/>6,496</text:p>
          </table:table-cell>
          <table:table-cell table:style-name="ce38" office:value-type="float" office:value="6248" calcext:value-type="float">
            <text:p><text:s text:c="3"/>6,24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146" calcext:value-type="float">
            <text:p><text:s text:c="3"/>6,14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82" calcext:value-type="float">
            <text:p><text:s text:c="3"/>6,582</text:p>
          </table:table-cell>
          <table:table-cell table:style-name="ce38" office:value-type="float" office:value="6214" calcext:value-type="float">
            <text:p><text:s text:c="3"/>6,214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023" calcext:value-type="float">
            <text:p><text:s text:c="3"/>6,023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style-name="ce38" office:value-type="float" office:value="15210" calcext:value-type="float">
            <text:p><text:s text:c="3"/>15,210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748" calcext:value-type="float">
            <text:p><text:s text:c="3"/>14,74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style-name="ce37" office:value-type="float" office:value="399" calcext:value-type="float">
            <text:p><text:s text:c="3"/>39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style-name="ce38" office:value-type="float" office:value="3745" calcext:value-type="float">
            <text:p><text:s text:c="3"/>3,745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556" calcext:value-type="float">
            <text:p><text:s text:c="3"/>3,556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42538" calcext:value-type="float">
            <text:p><text:s text:c="3"/>42,538</text:p>
          </table:table-cell>
          <table:table-cell table:style-name="ce35" office:value-type="float" office:value="39055" calcext:value-type="float">
            <text:p><text:s text:c="3"/>39,055</text:p>
          </table:table-cell>
          <table:table-cell table:style-name="ce35" office:value-type="float" office:value="1359" calcext:value-type="float">
            <text:p><text:s text:c="3"/>1,359</text:p>
          </table:table-cell>
          <table:table-cell table:style-name="ce35" office:value-type="float" office:value="1095" calcext:value-type="float">
            <text:p><text:s text:c="3"/>1,09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35" office:value-type="float" office:value="2124" calcext:value-type="float">
            <text:p><text:s text:c="3"/>2,124</text:p>
          </table:table-cell>
          <table:table-cell table:style-name="ce35" office:value-type="float" office:value="1249" calcext:value-type="float">
            <text:p><text:s text:c="3"/>1,249</text:p>
          </table:table-cell>
          <table:table-cell table:style-name="ce35" office:value-type="float" office:value="875" calcext:value-type="float">
            <text:p><text:s text:c="3"/>875</text:p>
          </table:table-cell>
          <table:table-cell table:style-name="ce35" office:value-type="float" office:value="41586" calcext:value-type="float">
            <text:p><text:s text:c="3"/>41,586</text:p>
          </table:table-cell>
          <table:table-cell table:style-name="ce35" office:value-type="float" office:value="38179" calcext:value-type="float">
            <text:p><text:s text:c="3"/>38,179</text:p>
          </table:table-cell>
          <table:table-cell table:style-name="ce35" office:value-type="float" office:value="1333" calcext:value-type="float">
            <text:p><text:s text:c="3"/>1,333</text:p>
          </table:table-cell>
          <table:table-cell table:style-name="ce35" office:value-type="float" office:value="1094" calcext:value-type="float">
            <text:p><text:s text:c="3"/>1,094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074" calcext:value-type="float">
            <text:p><text:s text:c="3"/>2,074</text:p>
          </table:table-cell>
          <table:table-cell table:style-name="ce35" office:value-type="float" office:value="1234" calcext:value-type="float">
            <text:p><text:s text:c="3"/>1,234</text:p>
          </table:table-cell>
          <table:table-cell table:style-name="ce35" office:value-type="float" office:value="840" calcext:value-type="float">
            <text:p><text:s text:c="3"/>840</text:p>
          </table:table-cell>
          <table:table-cell table:style-name="ce35" office:value-type="float" office:value="952" calcext:value-type="float">
            <text:p><text:s text:c="3"/>952</text:p>
          </table:table-cell>
          <table:table-cell table:style-name="ce35" office:value-type="float" office:value="876" calcext:value-type="float">
            <text:p><text:s text:c="3"/>876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35" calcext:value-type="float">
            <text:p><text:s text:c="3"/>3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21095" calcext:value-type="float">
            <text:p><text:s text:c="3"/>21,095</text:p>
          </table:table-cell>
          <table:table-cell table:style-name="ce36" office:value-type="float" office:value="19783" calcext:value-type="float">
            <text:p><text:s text:c="3"/>19,783</text:p>
          </table:table-cell>
          <table:table-cell table:style-name="ce36" office:value-type="float" office:value="322" calcext:value-type="float">
            <text:p><text:s text:c="3"/>322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253" calcext:value-type="float">
            <text:p><text:s text:c="3"/>253</text:p>
          </table:table-cell>
          <table:table-cell table:style-name="ce36" office:value-type="float" office:value="737" calcext:value-type="float">
            <text:p><text:s text:c="3"/>737</text:p>
          </table:table-cell>
          <table:table-cell table:style-name="ce36" office:value-type="float" office:value="20793" calcext:value-type="float">
            <text:p><text:s text:c="3"/>20,793</text:p>
          </table:table-cell>
          <table:table-cell table:style-name="ce36" office:value-type="float" office:value="19530" calcext:value-type="float">
            <text:p><text:s text:c="3"/>19,530</text:p>
          </table:table-cell>
          <table:table-cell table:style-name="ce36" office:value-type="float" office:value="312" calcext:value-type="float">
            <text:p><text:s text:c="3"/>312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951" calcext:value-type="float">
            <text:p><text:s text:c="3"/>951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706" calcext:value-type="float">
            <text:p><text:s text:c="3"/>706</text:p>
          </table:table-cell>
          <table:table-cell table:style-name="ce36" office:value-type="float" office:value="302" calcext:value-type="float">
            <text:p><text:s text:c="3"/>302</text:p>
          </table:table-cell>
          <table:table-cell table:style-name="ce36" office:value-type="float" office:value="253" calcext:value-type="float">
            <text:p><text:s text:c="3"/>25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21443" calcext:value-type="float">
            <text:p><text:s text:c="3"/>21,443</text:p>
          </table:table-cell>
          <table:table-cell table:style-name="ce36" office:value-type="float" office:value="19272" calcext:value-type="float">
            <text:p><text:s text:c="3"/>19,272</text:p>
          </table:table-cell>
          <table:table-cell table:style-name="ce36" office:value-type="float" office:value="1037" calcext:value-type="float">
            <text:p><text:s text:c="3"/>1,037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1134" calcext:value-type="float">
            <text:p><text:s text:c="3"/>1,134</text:p>
          </table:table-cell>
          <table:table-cell table:style-name="ce36" office:value-type="float" office:value="996" calcext:value-type="float">
            <text:p><text:s text:c="3"/>996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20793" calcext:value-type="float">
            <text:p><text:s text:c="3"/>20,793</text:p>
          </table:table-cell>
          <table:table-cell table:style-name="ce36" office:value-type="float" office:value="18649" calcext:value-type="float">
            <text:p><text:s text:c="3"/>18,649</text:p>
          </table:table-cell>
          <table:table-cell table:style-name="ce36" office:value-type="float" office:value="1021" calcext:value-type="float">
            <text:p><text:s text:c="3"/>1,021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style-name="ce36" office:value-type="float" office:value="126" calcext:value-type="float">
            <text:p><text:s text:c="3"/>126</text:p>
          </table:table-cell>
          <table:table-cell table:style-name="ce36" office:value-type="float" office:value="1123" calcext:value-type="float">
            <text:p><text:s text:c="3"/>1,123</text:p>
          </table:table-cell>
          <table:table-cell table:style-name="ce36" office:value-type="float" office:value="989" calcext:value-type="float">
            <text:p><text:s text:c="3"/>989</text:p>
          </table:table-cell>
          <table:table-cell table:style-name="ce36" office:value-type="float" office:value="134" calcext:value-type="float">
            <text:p><text:s text:c="3"/>134</text:p>
          </table:table-cell>
          <table:table-cell table:style-name="ce36" office:value-type="float" office:value="650" calcext:value-type="float">
            <text:p><text:s text:c="3"/>650</text:p>
          </table:table-cell>
          <table:table-cell table:style-name="ce36" office:value-type="float" office:value="623" calcext:value-type="float">
            <text:p><text:s text:c="3"/>623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25.6365740740741" calcext:value-type="float">
            <text:p>25.64</text:p>
          </table:table-cell>
          <table:table-cell table:style-name="ce39" office:value-type="float" office:value="20.9142443613557" calcext:value-type="float">
            <text:p>20.91</text:p>
          </table:table-cell>
          <table:table-cell table:style-name="ce39" office:value-type="float" office:value="102.142857142857" calcext:value-type="float">
            <text:p>102.14</text:p>
          </table:table-cell>
          <table:table-cell table:style-name="ce39" office:value-type="float" office:value="101.421800947867" calcext:value-type="float">
            <text:p>101.42</text:p>
          </table:table-cell>
          <table:table-cell table:style-name="ce39" office:value-type="float" office:value="104.347826086957" calcext:value-type="float">
            <text:p>104.35</text:p>
          </table:table-cell>
          <table:table-cell table:style-name="ce39" office:value-type="float" office:value="161.722488038278" calcext:value-type="float">
            <text:p>161.72</text:p>
          </table:table-cell>
          <table:table-cell table:style-name="ce39" office:value-type="float" office:value="254.123711340206" calcext:value-type="float">
            <text:p>254.12</text:p>
          </table:table-cell>
          <table:table-cell table:style-name="ce39" office:value-type="float" office:value="81.6964285714286" calcext:value-type="float">
            <text:p>81.70</text:p>
          </table:table-cell>
          <table:table-cell table:style-name="ce39" office:value-type="float" office:value="25.3345967073315" calcext:value-type="float">
            <text:p>25.33</text:p>
          </table:table-cell>
          <table:table-cell table:style-name="ce39" office:value-type="float" office:value="20.7286199444273" calcext:value-type="float">
            <text:p>20.73</text:p>
          </table:table-cell>
          <table:table-cell table:style-name="ce39" office:value-type="float" office:value="95.3237410071943" calcext:value-type="float">
            <text:p>95.32</text:p>
          </table:table-cell>
          <table:table-cell table:style-name="ce39" office:value-type="float" office:value="101.421800947867" calcext:value-type="float">
            <text:p>101.42</text:p>
          </table:table-cell>
          <table:table-cell table:style-name="ce39" office:value-type="float" office:value="76.1194029850746" calcext:value-type="float">
            <text:p>76.12</text:p>
          </table:table-cell>
          <table:table-cell table:style-name="ce39" office:value-type="float" office:value="158.837772397094" calcext:value-type="float">
            <text:p>158.84</text:p>
          </table:table-cell>
          <table:table-cell table:style-name="ce39" office:value-type="float" office:value="247.422680412371" calcext:value-type="float">
            <text:p>247.42</text:p>
          </table:table-cell>
          <table:table-cell table:style-name="ce39" office:value-type="float" office:value="80.365296803653" calcext:value-type="float">
            <text:p>80.37</text:p>
          </table:table-cell>
          <table:table-cell table:style-name="ce39" office:value-type="float" office:value="38.5786802030457" calcext:value-type="float">
            <text:p>38.58</text:p>
          </table:table-cell>
          <table:table-cell table:style-name="ce39" office:value-type="float" office:value="28.6821705426357" calcext:value-type="float">
            <text:p>28.68</text:p>
          </table:table-cell>
          <table:table-cell table:style-name="ce39" office:value-type="float" office:value="1050" calcext:value-type="float">
            <text:p>1,05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1050" calcext:value-type="float">
            <text:p>1,050.00</text:p>
          </table:table-cell>
          <table:table-cell table:style-name="ce39" office:value-type="float" office:value="400" calcext:value-type="float">
            <text:p>4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140" calcext:value-type="float">
            <text:p>14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25.7698161807751" calcext:value-type="float">
            <text:p>25.77</text:p>
          </table:table-cell>
          <table:table-cell table:style-name="ce40" office:value-type="float" office:value="22.5111890649571" calcext:value-type="float">
            <text:p>22.51</text:p>
          </table:table-cell>
          <table:table-cell table:style-name="ce40" office:value-type="float" office:value="151.785714285714" calcext:value-type="float">
            <text:p>151.79</text:p>
          </table:table-cell>
          <table:table-cell table:style-name="ce40" office:value-type="float" office:value="121.875" calcext:value-type="float">
            <text:p>121.88</text:p>
          </table:table-cell>
          <table:table-cell table:style-name="ce40" office:value-type="float" office:value="191.666666666667" calcext:value-type="float">
            <text:p>191.67</text:p>
          </table:table-cell>
          <table:table-cell table:style-name="ce40" office:value-type="float" office:value="116.97247706422" calcext:value-type="float">
            <text:p>116.97</text:p>
          </table:table-cell>
          <table:table-cell table:style-name="ce40" office:value-type="float" office:value="246.153846153846" calcext:value-type="float">
            <text:p>246.15</text:p>
          </table:table-cell>
          <table:table-cell table:style-name="ce40" office:value-type="float" office:value="88.8268156424581" calcext:value-type="float">
            <text:p>88.83</text:p>
          </table:table-cell>
          <table:table-cell table:style-name="ce40" office:value-type="float" office:value="25.3345967073315" calcext:value-type="float">
            <text:p>25.33</text:p>
          </table:table-cell>
          <table:table-cell table:style-name="ce40" office:value-type="float" office:value="22.2113502935421" calcext:value-type="float">
            <text:p>22.21</text:p>
          </table:table-cell>
          <table:table-cell table:style-name="ce40" office:value-type="float" office:value="144.444444444444" calcext:value-type="float">
            <text:p>144.44</text:p>
          </table:table-cell>
          <table:table-cell table:style-name="ce40" office:value-type="float" office:value="121.875" calcext:value-type="float">
            <text:p>121.88</text:p>
          </table:table-cell>
          <table:table-cell table:style-name="ce40" office:value-type="float" office:value="177.272727272727" calcext:value-type="float">
            <text:p>177.27</text:p>
          </table:table-cell>
          <table:table-cell table:style-name="ce40" office:value-type="float" office:value="115.023474178404" calcext:value-type="float">
            <text:p>115.02</text:p>
          </table:table-cell>
          <table:table-cell table:style-name="ce40" office:value-type="float" office:value="230.769230769231" calcext:value-type="float">
            <text:p>230.77</text:p>
          </table:table-cell>
          <table:table-cell table:style-name="ce40" office:value-type="float" office:value="89.0804597701149" calcext:value-type="float">
            <text:p>89.08</text:p>
          </table:table-cell>
          <table:table-cell table:style-name="ce40" office:value-type="float" office:value="63.265306122449" calcext:value-type="float">
            <text:p>63.27</text:p>
          </table:table-cell>
          <table:table-cell table:style-name="ce40" office:value-type="float" office:value="49.4505494505495" calcext:value-type="float">
            <text:p>49.45</text:p>
          </table:table-cell>
          <table:table-cell table:style-name="ce40" office:value-type="float" office:value="350" calcext:value-type="float">
            <text:p>35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350" calcext:value-type="float">
            <text:p>350.00</text:p>
          </table:table-cell>
          <table:table-cell table:style-name="ce40" office:value-type="float" office:value="200" calcext:value-type="float">
            <text:p>200.00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80" calcext:value-type="float">
            <text:p>8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25.5063508410573" calcext:value-type="float">
            <text:p>25.51</text:p>
          </table:table-cell>
          <table:table-cell table:style-name="ce41" office:value-type="float" office:value="19.3265183403488" calcext:value-type="float">
            <text:p>19.33</text:p>
          </table:table-cell>
          <table:table-cell table:style-name="ce41" office:value-type="float" office:value="89.7321428571429" calcext:value-type="float">
            <text:p>89.73</text:p>
          </table:table-cell>
          <table:table-cell table:style-name="ce41" office:value-type="float" office:value="97.7653631284916" calcext:value-type="float">
            <text:p>97.77</text:p>
          </table:table-cell>
          <table:table-cell table:style-name="ce41" office:value-type="float" office:value="57.7777777777778" calcext:value-type="float">
            <text:p>57.78</text:p>
          </table:table-cell>
          <table:table-cell table:style-name="ce41" office:value-type="float" office:value="210.5" calcext:value-type="float">
            <text:p>210.50</text:p>
          </table:table-cell>
          <table:table-cell table:style-name="ce41" office:value-type="float" office:value="256.129032258064" calcext:value-type="float">
            <text:p>256.13</text:p>
          </table:table-cell>
          <table:table-cell table:style-name="ce41" office:value-type="float" office:value="53.3333333333333" calcext:value-type="float">
            <text:p>53.33</text:p>
          </table:table-cell>
          <table:table-cell table:style-name="ce41" office:value-type="float" office:value="25.3345967073315" calcext:value-type="float">
            <text:p>25.33</text:p>
          </table:table-cell>
          <table:table-cell table:style-name="ce41" office:value-type="float" office:value="19.2168599576007" calcext:value-type="float">
            <text:p>19.22</text:p>
          </table:table-cell>
          <table:table-cell table:style-name="ce41" office:value-type="float" office:value="83.4821428571429" calcext:value-type="float">
            <text:p>83.48</text:p>
          </table:table-cell>
          <table:table-cell table:style-name="ce41" office:value-type="float" office:value="97.7653631284916" calcext:value-type="float">
            <text:p>97.77</text:p>
          </table:table-cell>
          <table:table-cell table:style-name="ce41" office:value-type="float" office:value="26.6666666666667" calcext:value-type="float">
            <text:p>26.67</text:p>
          </table:table-cell>
          <table:table-cell table:style-name="ce41" office:value-type="float" office:value="205.5" calcext:value-type="float">
            <text:p>205.50</text:p>
          </table:table-cell>
          <table:table-cell table:style-name="ce41" office:value-type="float" office:value="251.612903225806" calcext:value-type="float">
            <text:p>251.61</text:p>
          </table:table-cell>
          <table:table-cell table:style-name="ce41" office:value-type="float" office:value="46.6666666666667" calcext:value-type="float">
            <text:p>46.67</text:p>
          </table:table-cell>
          <table:table-cell table:style-name="ce41" office:value-type="float" office:value="30.4054054054054" calcext:value-type="float">
            <text:p>30.41</text:p>
          </table:table-cell>
          <table:table-cell table:style-name="ce41" office:value-type="float" office:value="22.2972972972973" calcext:value-type="float">
            <text:p>22.30</text:p>
          </table:table-cell>
          <table:table-cell table:number-columns-repeated="6" table:style-name="ce41" office:value-type="string" calcext:value-type="string">
            <text:p>--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4.23468407912426" calcext:value-type="float">
            <text:p>4.23</text:p>
          </table:table-cell>
          <table:table-cell table:style-name="ce42" office:value-type="float" office:value="5.49855301236517" calcext:value-type="float">
            <text:p>5.50</text:p>
          </table:table-cell>
          <table:table-cell table:style-name="ce42" office:value-type="float" office:value="-28.625472887768" calcext:value-type="float">
            <text:p>–28.63</text:p>
          </table:table-cell>
          <table:table-cell table:style-name="ce42" office:value-type="float" office:value="-36.5671641791045" calcext:value-type="float">
            <text:p>–36.57</text:p>
          </table:table-cell>
          <table:table-cell table:style-name="ce42" office:value-type="float" office:value="14.6341463414634" calcext:value-type="float">
            <text:p>14.63</text:p>
          </table:table-cell>
          <table:table-cell table:style-name="ce42" office:value-type="float" office:value="6.21359223300971" calcext:value-type="float">
            <text:p>6.21</text:p>
          </table:table-cell>
          <table:table-cell table:style-name="ce42" office:value-type="float" office:value="22.2419928825623" calcext:value-type="float">
            <text:p>22.24</text:p>
          </table:table-cell>
          <table:table-cell table:style-name="ce42" office:value-type="float" office:value="-13.034188034188" calcext:value-type="float">
            <text:p>–13.03</text:p>
          </table:table-cell>
          <table:table-cell table:style-name="ce42" office:value-type="float" office:value="3.6333365977867" calcext:value-type="float">
            <text:p>3.63</text:p>
          </table:table-cell>
          <table:table-cell table:style-name="ce42" office:value-type="float" office:value="4.96590970097171" calcext:value-type="float">
            <text:p>4.97</text:p>
          </table:table-cell>
          <table:table-cell table:style-name="ce42" office:value-type="float" office:value="-31.2658227848101" calcext:value-type="float">
            <text:p>–31.27</text:p>
          </table:table-cell>
          <table:table-cell table:style-name="ce42" office:value-type="float" office:value="-36.4723467862481" calcext:value-type="float">
            <text:p>–36.47</text:p>
          </table:table-cell>
          <table:table-cell table:style-name="ce42" office:value-type="float" office:value="-2.47933884297521" calcext:value-type="float">
            <text:p>–2.48</text:p>
          </table:table-cell>
          <table:table-cell table:style-name="ce42" office:value-type="float" office:value="6.3681592039801" calcext:value-type="float">
            <text:p>6.37</text:p>
          </table:table-cell>
          <table:table-cell table:style-name="ce42" office:value-type="float" office:value="20.3571428571429" calcext:value-type="float">
            <text:p>20.36</text:p>
          </table:table-cell>
          <table:table-cell table:style-name="ce42" office:value-type="float" office:value="-11.2359550561798" calcext:value-type="float">
            <text:p>–11.24</text:p>
          </table:table-cell>
          <table:table-cell table:style-name="ce42" office:value-type="float" office:value="34.4827586206897" calcext:value-type="float">
            <text:p>34.48</text:p>
          </table:table-cell>
          <table:table-cell table:style-name="ce42" office:value-type="float" office:value="31.7460317460317" calcext:value-type="float">
            <text:p>31.75</text:p>
          </table:table-cell>
          <table:table-cell table:style-name="ce42" office:value-type="float" office:value="666.666666666667" calcext:value-type="float">
            <text:p>666.67</text:p>
          </table:table-cell>
          <table:table-cell table:style-name="ce42" office:value-type="float" office:value="-100" calcext:value-type="float">
            <text:p>–100.00</text:p>
          </table:table-cell>
          <table:table-cell table:style-name="ce42" office:value-type="float" office:value="1050" calcext:value-type="float">
            <text:p>1,050.0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550" calcext:value-type="float">
            <text:p>550.00</text:p>
          </table:table-cell>
          <table:table-cell table:style-name="ce42" office:value-type="float" office:value="-47.8260869565217" calcext:value-type="float">
            <text:p>–47.83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3.75736501497151" calcext:value-type="float">
            <text:p>3.76</text:p>
          </table:table-cell>
          <table:table-cell table:style-name="ce43" office:value-type="float" office:value="4.8990160538581" calcext:value-type="float">
            <text:p>4.90</text:p>
          </table:table-cell>
          <table:table-cell table:style-name="ce43" office:value-type="float" office:value="-22.0994475138122" calcext:value-type="float">
            <text:p>–22.10</text:p>
          </table:table-cell>
          <table:table-cell table:style-name="ce43" office:value-type="float" office:value="-44.53125" calcext:value-type="float">
            <text:p>–44.53</text:p>
          </table:table-cell>
          <table:table-cell table:style-name="ce43" office:value-type="float" office:value="32.0754716981132" calcext:value-type="float">
            <text:p>32.08</text:p>
          </table:table-cell>
          <table:table-cell table:style-name="ce43" office:value-type="float" office:value="-8.51063829787234" calcext:value-type="float">
            <text:p>–8.51</text:p>
          </table:table-cell>
          <table:table-cell table:style-name="ce43" office:value-type="float" office:value="14.406779661017" calcext:value-type="float">
            <text:p>14.41</text:p>
          </table:table-cell>
          <table:table-cell table:style-name="ce43" office:value-type="float" office:value="-15.2882205513784" calcext:value-type="float">
            <text:p>–15.29</text:p>
          </table:table-cell>
          <table:table-cell table:style-name="ce43" office:value-type="float" office:value="3.6333365977867" calcext:value-type="float">
            <text:p>3.63</text:p>
          </table:table-cell>
          <table:table-cell table:style-name="ce43" office:value-type="float" office:value="4.75990773747117" calcext:value-type="float">
            <text:p>4.76</text:p>
          </table:table-cell>
          <table:table-cell table:style-name="ce43" office:value-type="float" office:value="-26.6666666666667" calcext:value-type="float">
            <text:p>–26.67</text:p>
          </table:table-cell>
          <table:table-cell table:style-name="ce43" office:value-type="float" office:value="-44.53125" calcext:value-type="float">
            <text:p>–44.53</text:p>
          </table:table-cell>
          <table:table-cell table:style-name="ce43" office:value-type="float" office:value="17.3076923076923" calcext:value-type="float">
            <text:p>17.31</text:p>
          </table:table-cell>
          <table:table-cell table:style-name="ce43" office:value-type="float" office:value="-7.09939148073022" calcext:value-type="float">
            <text:p>–7.10</text:p>
          </table:table-cell>
          <table:table-cell table:style-name="ce43" office:value-type="float" office:value="11.2068965517241" calcext:value-type="float">
            <text:p>11.21</text:p>
          </table:table-cell>
          <table:table-cell table:style-name="ce43" office:value-type="float" office:value="-12.7320954907162" calcext:value-type="float">
            <text:p>–12.73</text:p>
          </table:table-cell>
          <table:table-cell table:style-name="ce43" office:value-type="float" office:value="12.6760563380282" calcext:value-type="float">
            <text:p>12.68</text:p>
          </table:table-cell>
          <table:table-cell table:style-name="ce43" office:value-type="float" office:value="16.2393162393162" calcext:value-type="float">
            <text:p>16.24</text:p>
          </table:table-cell>
          <table:table-cell table:style-name="ce43" office:value-type="float" office:value="800" calcext:value-type="float">
            <text:p>80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800" calcext:value-type="float">
            <text:p>800.00</text:p>
          </table:table-cell>
          <table:table-cell table:style-name="ce43" office:value-type="float" office:value="-37.5" calcext:value-type="float">
            <text:p>–37.50</text:p>
          </table:table-cell>
          <table:table-cell table:style-name="ce43" office:value-type="float" office:value="200" calcext:value-type="float">
            <text:p>200.00</text:p>
          </table:table-cell>
          <table:table-cell table:style-name="ce74" office:value-type="float" office:value="-59.0909090909091" calcext:value-type="float">
            <text:p>–59.09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4.70644391408115" calcext:value-type="float">
            <text:p>4.71</text:p>
          </table:table-cell>
          <table:table-cell table:style-name="ce41" office:value-type="float" office:value="6.11764705882353" calcext:value-type="float">
            <text:p>6.12</text:p>
          </table:table-cell>
          <table:table-cell table:style-name="ce41" office:value-type="float" office:value="-30.5555555555556" calcext:value-type="float">
            <text:p>–30.56</text:p>
          </table:table-cell>
          <table:table-cell table:style-name="ce41" office:value-type="float" office:value="-34.6863468634686" calcext:value-type="float">
            <text:p>–34.69</text:p>
          </table:table-cell>
          <table:table-cell table:style-name="ce41" office:value-type="float" office:value="1.42857142857143" calcext:value-type="float">
            <text:p>1.43</text:p>
          </table:table-cell>
          <table:table-cell table:style-name="ce41" office:value-type="float" office:value="21.0526315789474" calcext:value-type="float">
            <text:p>21.05</text:p>
          </table:table-cell>
          <table:table-cell table:style-name="ce41" office:value-type="float" office:value="24.3243243243243" calcext:value-type="float">
            <text:p>24.3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.6333365977867" calcext:value-type="float">
            <text:p>3.63</text:p>
          </table:table-cell>
          <table:table-cell table:style-name="ce41" office:value-type="float" office:value="5.18208823853009" calcext:value-type="float">
            <text:p>5.18</text:p>
          </table:table-cell>
          <table:table-cell table:style-name="ce41" office:value-type="float" office:value="-32.6229508196721" calcext:value-type="float">
            <text:p>–32.62</text:p>
          </table:table-cell>
          <table:table-cell table:style-name="ce41" office:value-type="float" office:value="-34.5656192236599" calcext:value-type="float">
            <text:p>–34.57</text:p>
          </table:table-cell>
          <table:table-cell table:style-name="ce41" office:value-type="float" office:value="-17.3913043478261" calcext:value-type="float">
            <text:p>–17.39</text:p>
          </table:table-cell>
          <table:table-cell table:style-name="ce41" office:value-type="float" office:value="19.3359375" calcext:value-type="float">
            <text:p>19.34</text:p>
          </table:table-cell>
          <table:table-cell table:style-name="ce41" office:value-type="float" office:value="22.7477477477477" calcext:value-type="float">
            <text:p>22.75</text:p>
          </table:table-cell>
          <table:table-cell table:style-name="ce41" office:value-type="float" office:value="-2.94117647058823" calcext:value-type="float">
            <text:p>–2.94</text:p>
          </table:table-cell>
          <table:table-cell table:style-name="ce41" office:value-type="float" office:value="46.2121212121212" calcext:value-type="float">
            <text:p>46.21</text:p>
          </table:table-cell>
          <table:table-cell table:style-name="ce41" office:value-type="float" office:value="38.6973180076628" calcext:value-type="float">
            <text:p>38.70</text:p>
          </table:table-cell>
          <table:table-cell table:style-name="ce41" office:value-type="float" office:value="600" calcext:value-type="float">
            <text:p>600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1300" calcext:value-type="float">
            <text:p>1,300.00</text:p>
          </table:table-cell>
          <table:table-cell table:style-name="ce41" office:value-type="float" office:value="900" calcext:value-type="float">
            <text:p>9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200" calcext:value-type="float">
            <text:p>20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2月份" calcext:value-type="string">
              <text:p><text:s/>中華民國112年2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1710" calcext:value-type="float">
            <text:p><text:s text:c="3"/>21,710</text:p>
          </table:table-cell>
          <table:table-cell table:style-name="ce98" office:value-type="float" office:value="20050" calcext:value-type="float">
            <text:p><text:s text:c="3"/>20,050</text:p>
          </table:table-cell>
          <table:table-cell table:style-name="ce98" office:value-type="float" office:value="566" calcext:value-type="float">
            <text:p><text:s text:c="3"/>566</text:p>
          </table:table-cell>
          <table:table-cell table:style-name="ce98" office:value-type="float" office:value="425" calcext:value-type="float">
            <text:p><text:s text:c="3"/>425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094" calcext:value-type="float">
            <text:p><text:s text:c="3"/>1,094</text:p>
          </table:table-cell>
          <table:table-cell table:style-name="ce98" office:value-type="float" office:value="687" calcext:value-type="float">
            <text:p><text:s text:c="3"/>687</text:p>
          </table:table-cell>
          <table:table-cell table:style-name="ce98" office:value-type="float" office:value="407" calcext:value-type="float">
            <text:p><text:s text:c="3"/>407</text:p>
          </table:table-cell>
          <table:table-cell table:style-name="ce98" office:value-type="float" office:value="21164" calcext:value-type="float">
            <text:p><text:s text:c="3"/>21,164</text:p>
          </table:table-cell>
          <table:table-cell table:style-name="ce98" office:value-type="float" office:value="19552" calcext:value-type="float">
            <text:p><text:s text:c="3"/>19,552</text:p>
          </table:table-cell>
          <table:table-cell table:style-name="ce98" office:value-type="float" office:value="543" calcext:value-type="float">
            <text:p><text:s text:c="3"/>543</text:p>
          </table:table-cell>
          <table:table-cell table:style-name="ce98" office:value-type="float" office:value="425" calcext:value-type="float">
            <text:p><text:s text:c="3"/>425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1069" calcext:value-type="float">
            <text:p><text:s text:c="3"/>1,069</text:p>
          </table:table-cell>
          <table:table-cell table:style-name="ce98" office:value-type="float" office:value="674" calcext:value-type="float">
            <text:p><text:s text:c="3"/>674</text:p>
          </table:table-cell>
          <table:table-cell table:style-name="ce98" office:value-type="float" office:value="395" calcext:value-type="float">
            <text:p><text:s text:c="3"/>395</text:p>
          </table:table-cell>
          <table:table-cell table:style-name="ce98" office:value-type="float" office:value="546" calcext:value-type="float">
            <text:p><text:s text:c="3"/>546</text:p>
          </table:table-cell>
          <table:table-cell table:style-name="ce98" office:value-type="float" office:value="498" calcext:value-type="float">
            <text:p><text:s text:c="3"/>498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742" calcext:value-type="float">
            <text:p><text:s text:c="3"/>10,742</text:p>
          </table:table-cell>
          <table:table-cell table:style-name="ce99" office:value-type="float" office:value="10128" calcext:value-type="float">
            <text:p><text:s text:c="3"/>10,128</text:p>
          </table:table-cell>
          <table:table-cell table:style-name="ce99" office:value-type="float" office:value="141" calcext:value-type="float">
            <text:p><text:s text:c="3"/>141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473" calcext:value-type="float">
            <text:p><text:s text:c="3"/>473</text:p>
          </table:table-cell>
          <table:table-cell table:style-name="ce99" office:value-type="float" office:value="135" calcext:value-type="float">
            <text:p><text:s text:c="3"/>135</text:p>
          </table:table-cell>
          <table:table-cell table:style-name="ce99" office:value-type="float" office:value="338" calcext:value-type="float">
            <text:p><text:s text:c="3"/>338</text:p>
          </table:table-cell>
          <table:table-cell table:style-name="ce99" office:value-type="float" office:value="10582" calcext:value-type="float">
            <text:p><text:s text:c="3"/>10,582</text:p>
          </table:table-cell>
          <table:table-cell table:style-name="ce99" office:value-type="float" office:value="9992" calcext:value-type="float">
            <text:p><text:s text:c="3"/>9,992</text:p>
          </table:table-cell>
          <table:table-cell table:style-name="ce99" office:value-type="float" office:value="132" calcext:value-type="float">
            <text:p><text:s text:c="3"/>132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458" calcext:value-type="float">
            <text:p><text:s text:c="3"/>458</text:p>
          </table:table-cell>
          <table:table-cell table:style-name="ce99" office:value-type="float" office:value="129" calcext:value-type="float">
            <text:p><text:s text:c="3"/>129</text:p>
          </table:table-cell>
          <table:table-cell table:style-name="ce99" office:value-type="float" office:value="329" calcext:value-type="float">
            <text:p><text:s text:c="3"/>329</text:p>
          </table:table-cell>
          <table:table-cell table:style-name="ce99" office:value-type="float" office:value="160" calcext:value-type="float">
            <text:p><text:s text:c="3"/>160</text:p>
          </table:table-cell>
          <table:table-cell table:style-name="ce99" office:value-type="float" office:value="136" calcext:value-type="float">
            <text:p><text:s text:c="3"/>13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968" calcext:value-type="float">
            <text:p><text:s text:c="3"/>10,968</text:p>
          </table:table-cell>
          <table:table-cell table:style-name="ce100" office:value-type="float" office:value="9922" calcext:value-type="float">
            <text:p><text:s text:c="3"/>9,922</text:p>
          </table:table-cell>
          <table:table-cell table:style-name="ce100" office:value-type="float" office:value="425" calcext:value-type="float">
            <text:p><text:s text:c="3"/>425</text:p>
          </table:table-cell>
          <table:table-cell table:style-name="ce100" office:value-type="float" office:value="354" calcext:value-type="float">
            <text:p><text:s text:c="3"/>354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21" calcext:value-type="float">
            <text:p><text:s text:c="3"/>621</text:p>
          </table:table-cell>
          <table:table-cell table:style-name="ce100" office:value-type="float" office:value="552" calcext:value-type="float">
            <text:p><text:s text:c="3"/>552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10582" calcext:value-type="float">
            <text:p><text:s text:c="3"/>10,582</text:p>
          </table:table-cell>
          <table:table-cell table:style-name="ce100" office:value-type="float" office:value="9560" calcext:value-type="float">
            <text:p><text:s text:c="3"/>9,560</text:p>
          </table:table-cell>
          <table:table-cell table:style-name="ce100" office:value-type="float" office:value="411" calcext:value-type="float">
            <text:p><text:s text:c="3"/>411</text:p>
          </table:table-cell>
          <table:table-cell table:style-name="ce100" office:value-type="float" office:value="354" calcext:value-type="float">
            <text:p><text:s text:c="3"/>354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611" calcext:value-type="float">
            <text:p><text:s text:c="3"/>611</text:p>
          </table:table-cell>
          <table:table-cell table:style-name="ce100" office:value-type="float" office:value="545" calcext:value-type="float">
            <text:p><text:s text:c="3"/>545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386" calcext:value-type="float">
            <text:p><text:s text:c="3"/>386</text:p>
          </table:table-cell>
          <table:table-cell table:style-name="ce100" office:value-type="float" office:value="362" calcext:value-type="float">
            <text:p><text:s text:c="3"/>36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670" calcext:value-type="float">
            <text:p><text:s text:c="3"/>3,670</text:p>
          </table:table-cell>
          <table:table-cell table:style-name="ce98" office:value-type="float" office:value="3360" calcext:value-type="float">
            <text:p><text:s text:c="3"/>3,360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196" calcext:value-type="float">
            <text:p><text:s text:c="3"/>196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3568" calcext:value-type="float">
            <text:p><text:s text:c="3"/>3,568</text:p>
          </table:table-cell>
          <table:table-cell table:style-name="ce98" office:value-type="float" office:value="3269" calcext:value-type="float">
            <text:p><text:s text:c="3"/>3,269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191" calcext:value-type="float">
            <text:p><text:s text:c="3"/>191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828" calcext:value-type="float">
            <text:p><text:s text:c="3"/>1,828</text:p>
          </table:table-cell>
          <table:table-cell table:style-name="ce99" office:value-type="float" office:value="1700" calcext:value-type="float">
            <text:p><text:s text:c="3"/>1,700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1784" calcext:value-type="float">
            <text:p><text:s text:c="3"/>1,784</text:p>
          </table:table-cell>
          <table:table-cell table:style-name="ce99" office:value-type="float" office:value="1665" calcext:value-type="float">
            <text:p><text:s text:c="3"/>1,665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99" office:value-type="float" office:value="87" calcext:value-type="float">
            <text:p><text:s text:c="3"/>8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842" calcext:value-type="float">
            <text:p><text:s text:c="3"/>1,842</text:p>
          </table:table-cell>
          <table:table-cell table:style-name="ce100" office:value-type="float" office:value="1660" calcext:value-type="float">
            <text:p><text:s text:c="3"/>1,660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784" calcext:value-type="float">
            <text:p><text:s text:c="3"/>1,784</text:p>
          </table:table-cell>
          <table:table-cell table:style-name="ce100" office:value-type="float" office:value="1604" calcext:value-type="float">
            <text:p><text:s text:c="3"/>1,604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466" calcext:value-type="float">
            <text:p><text:s text:c="3"/>2,466</text:p>
          </table:table-cell>
          <table:table-cell table:style-name="ce98" office:value-type="float" office:value="2204" calcext:value-type="float">
            <text:p><text:s text:c="3"/>2,204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2402" calcext:value-type="float">
            <text:p><text:s text:c="3"/>2,402</text:p>
          </table:table-cell>
          <table:table-cell table:style-name="ce98" office:value-type="float" office:value="2147" calcext:value-type="float">
            <text:p><text:s text:c="3"/>2,147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15" calcext:value-type="float">
            <text:p><text:s text:c="3"/>1,215</text:p>
          </table:table-cell>
          <table:table-cell table:style-name="ce99" office:value-type="float" office:value="1102" calcext:value-type="float">
            <text:p><text:s text:c="3"/>1,102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1201" calcext:value-type="float">
            <text:p><text:s text:c="3"/>1,201</text:p>
          </table:table-cell>
          <table:table-cell table:style-name="ce99" office:value-type="float" office:value="1090" calcext:value-type="float">
            <text:p><text:s text:c="3"/>1,090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83" calcext:value-type="float">
            <text:p><text:s text:c="3"/>8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51" calcext:value-type="float">
            <text:p><text:s text:c="3"/>1,251</text:p>
          </table:table-cell>
          <table:table-cell table:style-name="ce100" office:value-type="float" office:value="1102" calcext:value-type="float">
            <text:p><text:s text:c="3"/>1,102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201" calcext:value-type="float">
            <text:p><text:s text:c="3"/>1,201</text:p>
          </table:table-cell>
          <table:table-cell table:style-name="ce100" office:value-type="float" office:value="1057" calcext:value-type="float">
            <text:p><text:s text:c="3"/>1,057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252" calcext:value-type="float">
            <text:p><text:s text:c="3"/>2,252</text:p>
          </table:table-cell>
          <table:table-cell table:style-name="ce98" office:value-type="float" office:value="2058" calcext:value-type="float">
            <text:p><text:s text:c="3"/>2,058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2194" calcext:value-type="float">
            <text:p><text:s text:c="3"/>2,194</text:p>
          </table:table-cell>
          <table:table-cell table:style-name="ce98" office:value-type="float" office:value="2006" calcext:value-type="float">
            <text:p><text:s text:c="3"/>2,006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03" calcext:value-type="float">
            <text:p><text:s text:c="3"/>1,103</text:p>
          </table:table-cell>
          <table:table-cell table:style-name="ce99" office:value-type="float" office:value="1036" calcext:value-type="float">
            <text:p><text:s text:c="3"/>1,03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097" calcext:value-type="float">
            <text:p><text:s text:c="3"/>1,097</text:p>
          </table:table-cell>
          <table:table-cell table:style-name="ce99" office:value-type="float" office:value="1031" calcext:value-type="float">
            <text:p><text:s text:c="3"/>1,03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149" calcext:value-type="float">
            <text:p><text:s text:c="3"/>1,149</text:p>
          </table:table-cell>
          <table:table-cell table:style-name="ce100" office:value-type="float" office:value="1022" calcext:value-type="float">
            <text:p><text:s text:c="3"/>1,022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97" calcext:value-type="float">
            <text:p><text:s text:c="3"/>1,097</text:p>
          </table:table-cell>
          <table:table-cell table:style-name="ce100" office:value-type="float" office:value="975" calcext:value-type="float">
            <text:p><text:s text:c="3"/>975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694" calcext:value-type="float">
            <text:p><text:s text:c="3"/>2,694</text:p>
          </table:table-cell>
          <table:table-cell table:style-name="ce98" office:value-type="float" office:value="2503" calcext:value-type="float">
            <text:p><text:s text:c="3"/>2,50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2612" calcext:value-type="float">
            <text:p><text:s text:c="3"/>2,612</text:p>
          </table:table-cell>
          <table:table-cell table:style-name="ce98" office:value-type="float" office:value="2425" calcext:value-type="float">
            <text:p><text:s text:c="3"/>2,425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26" calcext:value-type="float">
            <text:p><text:s text:c="3"/>1,326</text:p>
          </table:table-cell>
          <table:table-cell table:style-name="ce99" office:value-type="float" office:value="1255" calcext:value-type="float">
            <text:p><text:s text:c="3"/>1,25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306" calcext:value-type="float">
            <text:p><text:s text:c="3"/>1,306</text:p>
          </table:table-cell>
          <table:table-cell table:style-name="ce99" office:value-type="float" office:value="1236" calcext:value-type="float">
            <text:p><text:s text:c="3"/>1,23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368" calcext:value-type="float">
            <text:p><text:s text:c="3"/>1,368</text:p>
          </table:table-cell>
          <table:table-cell table:style-name="ce100" office:value-type="float" office:value="1248" calcext:value-type="float">
            <text:p><text:s text:c="3"/>1,24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306" calcext:value-type="float">
            <text:p><text:s text:c="3"/>1,306</text:p>
          </table:table-cell>
          <table:table-cell table:style-name="ce100" office:value-type="float" office:value="1189" calcext:value-type="float">
            <text:p><text:s text:c="3"/>1,189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706" calcext:value-type="float">
            <text:p><text:s text:c="3"/>1,706</text:p>
          </table:table-cell>
          <table:table-cell table:style-name="ce98" office:value-type="float" office:value="1590" calcext:value-type="float">
            <text:p><text:s text:c="3"/>1,590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666" calcext:value-type="float">
            <text:p><text:s text:c="3"/>1,666</text:p>
          </table:table-cell>
          <table:table-cell table:style-name="ce98" office:value-type="float" office:value="1555" calcext:value-type="float">
            <text:p><text:s text:c="3"/>1,555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45" calcext:value-type="float">
            <text:p><text:s text:c="3"/>845</text:p>
          </table:table-cell>
          <table:table-cell table:style-name="ce99" office:value-type="float" office:value="806" calcext:value-type="float">
            <text:p><text:s text:c="3"/>80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833" calcext:value-type="float">
            <text:p><text:s text:c="3"/>833</text:p>
          </table:table-cell>
          <table:table-cell table:style-name="ce99" office:value-type="float" office:value="796" calcext:value-type="float">
            <text:p><text:s text:c="3"/>796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61" calcext:value-type="float">
            <text:p><text:s text:c="3"/>861</text:p>
          </table:table-cell>
          <table:table-cell table:style-name="ce100" office:value-type="float" office:value="784" calcext:value-type="float">
            <text:p><text:s text:c="3"/>784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33" calcext:value-type="float">
            <text:p><text:s text:c="3"/>833</text:p>
          </table:table-cell>
          <table:table-cell table:style-name="ce100" office:value-type="float" office:value="759" calcext:value-type="float">
            <text:p><text:s text:c="3"/>759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798" calcext:value-type="float">
            <text:p><text:s text:c="3"/>2,798</text:p>
          </table:table-cell>
          <table:table-cell table:style-name="ce98" office:value-type="float" office:value="2639" calcext:value-type="float">
            <text:p><text:s text:c="3"/>2,639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2732" calcext:value-type="float">
            <text:p><text:s text:c="3"/>2,732</text:p>
          </table:table-cell>
          <table:table-cell table:style-name="ce98" office:value-type="float" office:value="2579" calcext:value-type="float">
            <text:p><text:s text:c="3"/>2,579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88" calcext:value-type="float">
            <text:p><text:s text:c="3"/>1,388</text:p>
          </table:table-cell>
          <table:table-cell table:style-name="ce99" office:value-type="float" office:value="1331" calcext:value-type="float">
            <text:p><text:s text:c="3"/>1,33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366" calcext:value-type="float">
            <text:p><text:s text:c="3"/>1,366</text:p>
          </table:table-cell>
          <table:table-cell table:style-name="ce99" office:value-type="float" office:value="1314" calcext:value-type="float">
            <text:p><text:s text:c="3"/>1,3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410" calcext:value-type="float">
            <text:p><text:s text:c="3"/>1,410</text:p>
          </table:table-cell>
          <table:table-cell table:style-name="ce100" office:value-type="float" office:value="1308" calcext:value-type="float">
            <text:p><text:s text:c="3"/>1,308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366" calcext:value-type="float">
            <text:p><text:s text:c="3"/>1,366</text:p>
          </table:table-cell>
          <table:table-cell table:style-name="ce100" office:value-type="float" office:value="1265" calcext:value-type="float">
            <text:p><text:s text:c="3"/>1,265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6024" calcext:value-type="float">
            <text:p><text:s text:c="3"/>6,024</text:p>
          </table:table-cell>
          <table:table-cell table:style-name="ce98" office:value-type="float" office:value="5605" calcext:value-type="float">
            <text:p><text:s text:c="3"/>5,605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290" calcext:value-type="float">
            <text:p><text:s text:c="3"/>290</text:p>
          </table:table-cell>
          <table:table-cell table:style-name="ce98" office:value-type="float" office:value="214" calcext:value-type="float">
            <text:p><text:s text:c="3"/>21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5894" calcext:value-type="float">
            <text:p><text:s text:c="3"/>5,894</text:p>
          </table:table-cell>
          <table:table-cell table:style-name="ce98" office:value-type="float" office:value="5484" calcext:value-type="float">
            <text:p><text:s text:c="3"/>5,484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86" calcext:value-type="float">
            <text:p><text:s text:c="3"/>286</text:p>
          </table:table-cell>
          <table:table-cell table:style-name="ce98" office:value-type="float" office:value="212" calcext:value-type="float">
            <text:p><text:s text:c="3"/>212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989" calcext:value-type="float">
            <text:p><text:s text:c="3"/>2,989</text:p>
          </table:table-cell>
          <table:table-cell table:style-name="ce99" office:value-type="float" office:value="2855" calcext:value-type="float">
            <text:p><text:s text:c="3"/>2,855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2947" calcext:value-type="float">
            <text:p><text:s text:c="3"/>2,947</text:p>
          </table:table-cell>
          <table:table-cell table:style-name="ce99" office:value-type="float" office:value="2817" calcext:value-type="float">
            <text:p><text:s text:c="3"/>2,817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035" calcext:value-type="float">
            <text:p><text:s text:c="3"/>3,035</text:p>
          </table:table-cell>
          <table:table-cell table:style-name="ce100" office:value-type="float" office:value="2750" calcext:value-type="float">
            <text:p><text:s text:c="3"/>2,750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89" calcext:value-type="float">
            <text:p><text:s text:c="3"/>189</text:p>
          </table:table-cell>
          <table:table-cell table:style-name="ce100" office:value-type="float" office:value="178" calcext:value-type="float">
            <text:p><text:s text:c="3"/>17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947" calcext:value-type="float">
            <text:p><text:s text:c="3"/>2,947</text:p>
          </table:table-cell>
          <table:table-cell table:style-name="ce100" office:value-type="float" office:value="2667" calcext:value-type="float">
            <text:p><text:s text:c="3"/>2,667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89" calcext:value-type="float">
            <text:p><text:s text:c="3"/>189</text:p>
          </table:table-cell>
          <table:table-cell table:style-name="ce100" office:value-type="float" office:value="178" calcext:value-type="float">
            <text:p><text:s text:c="3"/>17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40" calcext:value-type="float">
            <text:p><text:s text:c="3"/>440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24" calcext:value-type="float">
            <text:p><text:s text:c="3"/>424</text:p>
          </table:table-cell>
          <table:table-cell table:style-name="ce101" office:value-type="float" office:value="398" calcext:value-type="float">
            <text:p><text:s text:c="3"/>39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6" calcext:value-type="float">
            <text:p><text:s text:c="3"/>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26" calcext:value-type="float">
            <text:p><text:s text:c="3"/>226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0" calcext:value-type="float">
            <text:p><text:s text:c="3"/>560</text:p>
          </table:table-cell>
          <table:table-cell table:style-name="ce101" office:value-type="float" office:value="517" calcext:value-type="float">
            <text:p><text:s text:c="3"/>5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46" calcext:value-type="float">
            <text:p><text:s text:c="3"/>546</text:p>
          </table:table-cell>
          <table:table-cell table:style-name="ce101" office:value-type="float" office:value="503" calcext:value-type="float">
            <text:p><text:s text:c="3"/>50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style-name="ce101" office:value-type="float" office:value="263" calcext:value-type="float">
            <text:p><text:s text:c="3"/>26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73" calcext:value-type="float">
            <text:p><text:s text:c="3"/>273</text:p>
          </table:table-cell>
          <table:table-cell table:style-name="ce101" office:value-type="float" office:value="257" calcext:value-type="float">
            <text:p><text:s text:c="3"/>25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02" office:value-type="float" office:value="254" calcext:value-type="float">
            <text:p><text:s text:c="3"/>25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73" calcext:value-type="float">
            <text:p><text:s text:c="3"/>273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42" calcext:value-type="float">
            <text:p><text:s text:c="3"/>442</text:p>
          </table:table-cell>
          <table:table-cell table:style-name="ce101" office:value-type="float" office:value="409" calcext:value-type="float">
            <text:p><text:s text:c="3"/>40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1" office:value-type="float" office:value="399" calcext:value-type="float">
            <text:p><text:s text:c="3"/>39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style-name="ce102" office:value-type="float" office:value="205" calcext:value-type="float">
            <text:p><text:s text:c="3"/>205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2" office:value-type="float" office:value="197" calcext:value-type="float">
            <text:p><text:s text:c="3"/>197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08" calcext:value-type="float">
            <text:p><text:s text:c="3"/>1,008</text:p>
          </table:table-cell>
          <table:table-cell table:style-name="ce101" office:value-type="float" office:value="930" calcext:value-type="float">
            <text:p><text:s text:c="3"/>930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996" calcext:value-type="float">
            <text:p><text:s text:c="3"/>996</text:p>
          </table:table-cell>
          <table:table-cell table:style-name="ce101" office:value-type="float" office:value="921" calcext:value-type="float">
            <text:p><text:s text:c="3"/>921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02" calcext:value-type="float">
            <text:p><text:s text:c="3"/>502</text:p>
          </table:table-cell>
          <table:table-cell table:style-name="ce101" office:value-type="float" office:value="477" calcext:value-type="float">
            <text:p><text:s text:c="3"/>47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98" calcext:value-type="float">
            <text:p><text:s text:c="3"/>498</text:p>
          </table:table-cell>
          <table:table-cell table:style-name="ce101" office:value-type="float" office:value="474" calcext:value-type="float">
            <text:p><text:s text:c="3"/>47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06" calcext:value-type="float">
            <text:p><text:s text:c="3"/>506</text:p>
          </table:table-cell>
          <table:table-cell table:style-name="ce102" office:value-type="float" office:value="453" calcext:value-type="float">
            <text:p><text:s text:c="3"/>453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98" calcext:value-type="float">
            <text:p><text:s text:c="3"/>498</text:p>
          </table:table-cell>
          <table:table-cell table:style-name="ce102" office:value-type="float" office:value="447" calcext:value-type="float">
            <text:p><text:s text:c="3"/>44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62" calcext:value-type="float">
            <text:p><text:s text:c="3"/>362</text:p>
          </table:table-cell>
          <table:table-cell table:style-name="ce101" office:value-type="float" office:value="329" calcext:value-type="float">
            <text:p><text:s text:c="3"/>32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94" calcext:value-type="float">
            <text:p><text:s text:c="3"/>494</text:p>
          </table:table-cell>
          <table:table-cell table:style-name="ce103" office:value-type="float" office:value="457" calcext:value-type="float">
            <text:p><text:s text:c="3"/>45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492" calcext:value-type="float">
            <text:p><text:s text:c="3"/>492</text:p>
          </table:table-cell>
          <table:table-cell table:style-name="ce101" office:value-type="float" office:value="455" calcext:value-type="float">
            <text:p><text:s text:c="3"/>455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8" calcext:value-type="float">
            <text:p><text:s text:c="3"/>248</text:p>
          </table:table-cell>
          <table:table-cell table:style-name="ce102" office:value-type="float" office:value="223" calcext:value-type="float">
            <text:p><text:s text:c="3"/>22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style-name="ce102" office:value-type="float" office:value="221" calcext:value-type="float">
            <text:p><text:s text:c="3"/>22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0" calcext:value-type="float">
            <text:p><text:s text:c="3"/>370</text:p>
          </table:table-cell>
          <table:table-cell table:style-name="ce101" office:value-type="float" office:value="345" calcext:value-type="float">
            <text:p><text:s text:c="3"/>34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style-name="ce101" office:value-type="float" office:value="343" calcext:value-type="float">
            <text:p><text:s text:c="3"/>34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4" calcext:value-type="float">
            <text:p><text:s text:c="3"/>184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82" calcext:value-type="float">
            <text:p><text:s text:c="3"/>782</text:p>
          </table:table-cell>
          <table:table-cell table:style-name="ce101" office:value-type="float" office:value="735" calcext:value-type="float">
            <text:p><text:s text:c="3"/>735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54" calcext:value-type="float">
            <text:p><text:s text:c="3"/>754</text:p>
          </table:table-cell>
          <table:table-cell table:style-name="ce101" office:value-type="float" office:value="709" calcext:value-type="float">
            <text:p><text:s text:c="3"/>709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87" calcext:value-type="float">
            <text:p><text:s text:c="3"/>387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77" calcext:value-type="float">
            <text:p><text:s text:c="3"/>377</text:p>
          </table:table-cell>
          <table:table-cell table:style-name="ce101" office:value-type="float" office:value="365" calcext:value-type="float">
            <text:p><text:s text:c="3"/>36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95" calcext:value-type="float">
            <text:p><text:s text:c="3"/>395</text:p>
          </table:table-cell>
          <table:table-cell table:style-name="ce102" office:value-type="float" office:value="361" calcext:value-type="float">
            <text:p><text:s text:c="3"/>36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77" calcext:value-type="float">
            <text:p><text:s text:c="3"/>377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1" office:value-type="float" office:value="314" calcext:value-type="float">
            <text:p><text:s text:c="3"/>3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309" calcext:value-type="float">
            <text:p><text:s text:c="3"/>30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350" calcext:value-type="float">
            <text:p><text:s text:c="3"/>350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style-name="ce101" office:value-type="float" office:value="344" calcext:value-type="float">
            <text:p><text:s text:c="3"/>344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4" calcext:value-type="float">
            <text:p><text:s text:c="3"/>184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78" calcext:value-type="float">
            <text:p><text:s text:c="3"/>278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280" calcext:value-type="float">
            <text:p><text:s text:c="3"/>17,280</text:p>
          </table:table-cell>
          <table:table-cell table:style-name="ce37" office:value-type="float" office:value="16582" calcext:value-type="float">
            <text:p><text:s text:c="3"/>16,582</text:p>
          </table:table-cell>
          <table:table-cell table:style-name="ce37" office:value-type="float" office:value="16577" calcext:value-type="float">
            <text:p><text:s text:c="3"/>16,5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style-name="ce37" office:value-type="float" office:value="224" calcext:value-type="float">
            <text:p><text:s text:c="3"/>2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22" calcext:value-type="float">
            <text:p><text:s text:c="3"/>222</text:p>
          </table:table-cell>
          <table:table-cell table:style-name="ce37" office:value-type="float" office:value="16886" calcext:value-type="float">
            <text:p><text:s text:c="3"/>16,886</text:p>
          </table:table-cell>
          <table:table-cell table:style-name="ce37" office:value-type="float" office:value="16195" calcext:value-type="float">
            <text:p><text:s text:c="3"/>16,195</text:p>
          </table:table-cell>
          <table:table-cell table:style-name="ce37" office:value-type="float" office:value="16190" calcext:value-type="float">
            <text:p><text:s text:c="3"/>16,190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style-name="ce37" office:value-type="float" office:value="219" calcext:value-type="float">
            <text:p><text:s text:c="3"/>21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87" calcext:value-type="float">
            <text:p><text:s text:c="3"/>38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541" calcext:value-type="float">
            <text:p><text:s text:c="3"/>8,541</text:p>
          </table:table-cell>
          <table:table-cell table:style-name="ce38" office:value-type="float" office:value="8267" calcext:value-type="float">
            <text:p><text:s text:c="3"/>8,267</text:p>
          </table:table-cell>
          <table:table-cell table:style-name="ce38" office:value-type="float" office:value="8265" calcext:value-type="float">
            <text:p><text:s text:c="3"/>8,2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8443" calcext:value-type="float">
            <text:p><text:s text:c="3"/>8,443</text:p>
          </table:table-cell>
          <table:table-cell table:style-name="ce38" office:value-type="float" office:value="8176" calcext:value-type="float">
            <text:p><text:s text:c="3"/>8,176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number-columns-repeated="2" table:style-name="ce38" office:value-type="float" office:value="91" calcext:value-type="float">
            <text:p><text:s text:c="3"/>9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739" calcext:value-type="float">
            <text:p><text:s text:c="3"/>8,739</text:p>
          </table:table-cell>
          <table:table-cell table:style-name="ce38" office:value-type="float" office:value="8315" calcext:value-type="float">
            <text:p><text:s text:c="3"/>8,315</text:p>
          </table:table-cell>
          <table:table-cell table:style-name="ce38" office:value-type="float" office:value="8312" calcext:value-type="float">
            <text:p><text:s text:c="3"/>8,31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443" calcext:value-type="float">
            <text:p><text:s text:c="3"/>8,443</text:p>
          </table:table-cell>
          <table:table-cell table:style-name="ce38" office:value-type="float" office:value="8019" calcext:value-type="float">
            <text:p><text:s text:c="3"/>8,019</text:p>
          </table:table-cell>
          <table:table-cell table:style-name="ce38" office:value-type="float" office:value="8016" calcext:value-type="float">
            <text:p><text:s text:c="3"/>8,01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number-columns-repeated="3" table:style-name="ce38" office:value-type="float" office:value="296" calcext:value-type="float">
            <text:p><text:s text:c="3"/>296</text:p>
          </table:table-cell>
          <table:table-cell table:number-columns-repeated="15" table:style-name="ce38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018" calcext:value-type="float">
            <text:p><text:s text:c="3"/>21,018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3" calcext:value-type="float">
            <text:p><text:s text:c="3"/>20,15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281" calcext:value-type="float">
            <text:p><text:s text:c="3"/>281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0586" calcext:value-type="float">
            <text:p><text:s text:c="3"/>20,586</text:p>
          </table:table-cell>
          <table:table-cell table:style-name="ce37" office:value-type="float" office:value="19740" calcext:value-type="float">
            <text:p><text:s text:c="3"/>19,740</text:p>
          </table:table-cell>
          <table:table-cell table:style-name="ce37" office:value-type="float" office:value="19736" calcext:value-type="float">
            <text:p><text:s text:c="3"/>19,73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279" calcext:value-type="float">
            <text:p><text:s text:c="3"/>279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417" calcext:value-type="float">
            <text:p><text:s text:c="3"/>4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8" calcext:value-type="float">
            <text:p><text:s text:c="3"/>8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407" calcext:value-type="float">
            <text:p><text:s text:c="3"/>10,407</text:p>
          </table:table-cell>
          <table:table-cell table:style-name="ce38" office:value-type="float" office:value="10061" calcext:value-type="float">
            <text:p><text:s text:c="3"/>10,061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9949" calcext:value-type="float">
            <text:p><text:s text:c="3"/>9,9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6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611" calcext:value-type="float">
            <text:p><text:s text:c="3"/>10,611</text:p>
          </table:table-cell>
          <table:table-cell table:style-name="ce38" office:value-type="float" office:value="10097" calcext:value-type="float">
            <text:p><text:s text:c="3"/>10,097</text:p>
          </table:table-cell>
          <table:table-cell table:style-name="ce38" office:value-type="float" office:value="10096" calcext:value-type="float">
            <text:p><text:s text:c="3"/>10,0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788" calcext:value-type="float">
            <text:p><text:s text:c="3"/>9,788</text:p>
          </table:table-cell>
          <table:table-cell table:style-name="ce38" office:value-type="float" office:value="9787" calcext:value-type="float">
            <text:p><text:s text:c="3"/>9,7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309" calcext:value-type="float">
            <text:p><text:s text:c="3"/>30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78" calcext:value-type="float">
            <text:p><text:s text:c="3"/>13,078</text:p>
          </table:table-cell>
          <table:table-cell table:style-name="ce37" office:value-type="float" office:value="12462" calcext:value-type="float">
            <text:p><text:s text:c="3"/>12,462</text:p>
          </table:table-cell>
          <table:table-cell table:style-name="ce37" office:value-type="float" office:value="12460" calcext:value-type="float">
            <text:p><text:s text:c="3"/>12,4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97" calcext:value-type="float">
            <text:p><text:s text:c="3"/>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6" calcext:value-type="float">
            <text:p><text:s text:c="3"/>196</text:p>
          </table:table-cell>
          <table:table-cell table:style-name="ce37" office:value-type="float" office:value="12780" calcext:value-type="float">
            <text:p><text:s text:c="3"/>12,780</text:p>
          </table:table-cell>
          <table:table-cell table:style-name="ce37" office:value-type="float" office:value="12169" calcext:value-type="float">
            <text:p><text:s text:c="3"/>12,169</text:p>
          </table:table-cell>
          <table:table-cell table:style-name="ce37" office:value-type="float" office:value="12167" calcext:value-type="float">
            <text:p><text:s text:c="3"/>12,1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28" calcext:value-type="float">
            <text:p><text:s text:c="3"/>328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92" calcext:value-type="float">
            <text:p><text:s text:c="3"/>19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96" calcext:value-type="float">
            <text:p><text:s text:c="3"/>6,496</text:p>
          </table:table-cell>
          <table:table-cell table:style-name="ce38" office:value-type="float" office:value="6248" calcext:value-type="float">
            <text:p><text:s text:c="3"/>6,248</text:p>
          </table:table-cell>
          <table:table-cell table:style-name="ce38" office:value-type="float" office:value="6246" calcext:value-type="float">
            <text:p><text:s text:c="3"/>6,2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146" calcext:value-type="float">
            <text:p><text:s text:c="3"/>6,146</text:p>
          </table:table-cell>
          <table:table-cell table:style-name="ce38" office:value-type="float" office:value="6144" calcext:value-type="float">
            <text:p><text:s text:c="3"/>6,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number-columns-repeated="2" table:style-name="ce38" office:value-type="float" office:value="102" calcext:value-type="float">
            <text:p><text:s text:c="3"/>102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82" calcext:value-type="float">
            <text:p><text:s text:c="3"/>6,582</text:p>
          </table:table-cell>
          <table:table-cell table:number-columns-repeated="2" table:style-name="ce38" office:value-type="float" office:value="6214" calcext:value-type="float">
            <text:p><text:s text:c="3"/>6,2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number-columns-repeated="2" table:style-name="ce38" office:value-type="float" office:value="6023" calcext:value-type="float">
            <text:p><text:s text:c="3"/>6,0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number-columns-repeated="2" table:style-name="ce38" office:value-type="float" office:value="191" calcext:value-type="float">
            <text:p><text:s text:c="3"/>19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30310" calcext:value-type="float">
            <text:p><text:s text:c="3"/>30,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6" calcext:value-type="float">
            <text:p><text:s text:c="3"/>216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9708" calcext:value-type="float">
            <text:p><text:s text:c="3"/>29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451" calcext:value-type="float">
            <text:p><text:s text:c="3"/>451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602" calcext:value-type="float">
            <text:p><text:s text:c="3"/>602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15100" calcext:value-type="float">
            <text:p><text:s text:c="3"/>15,1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14960" calcext:value-type="float">
            <text:p><text:s text:c="3"/>14,9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number-columns-repeated="2" table:style-name="ce38" office:value-type="float" office:value="15210" calcext:value-type="float">
            <text:p><text:s text:c="3"/>15,2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number-columns-repeated="2" table:style-name="ce38" office:value-type="float" office:value="14748" calcext:value-type="float">
            <text:p><text:s text:c="3"/>14,7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number-columns-repeated="2" table:style-name="ce38" office:value-type="float" office:value="462" calcext:value-type="float">
            <text:p><text:s text:c="3"/>462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17160" calcext:value-type="float">
            <text:p><text:s text:c="3"/>17,16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16812" calcext:value-type="float">
            <text:p><text:s text:c="3"/>16,81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523" calcext:value-type="float">
            <text:p><text:s text:c="3"/>523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1" calcext:value-type="float">
            <text:p><text:s text:c="3"/>231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number-columns-repeated="2" table:style-name="ce37" office:value-type="float" office:value="348" calcext:value-type="float">
            <text:p><text:s text:c="3"/>348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8596" calcext:value-type="float">
            <text:p><text:s text:c="3"/>8,5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8517" calcext:value-type="float">
            <text:p><text:s text:c="3"/>8,5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number-columns-repeated="2" table:style-name="ce38" office:value-type="float" office:value="79" calcext:value-type="float">
            <text:p><text:s text:c="3"/>7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4" calcext:value-type="float">
            <text:p><text:s text:c="3"/>8,5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8295" calcext:value-type="float">
            <text:p><text:s text:c="3"/>8,2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57" calcext:value-type="float">
            <text:p><text:s text:c="3"/>257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number-columns-repeated="2" table:style-name="ce38" office:value-type="float" office:value="269" calcext:value-type="float">
            <text:p><text:s text:c="3"/>26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17651" calcext:value-type="float">
            <text:p><text:s text:c="3"/>17,65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17252" calcext:value-type="float">
            <text:p><text:s text:c="3"/>17,25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number-columns-repeated="2" table:style-name="ce37" office:value-type="float" office:value="399" calcext:value-type="float">
            <text:p><text:s text:c="3"/>399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867" calcext:value-type="float">
            <text:p><text:s text:c="3"/>8,86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758" calcext:value-type="float">
            <text:p><text:s text:c="3"/>8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number-columns-repeated="2" table:style-name="ce38" office:value-type="float" office:value="109" calcext:value-type="float">
            <text:p><text:s text:c="3"/>10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8784" calcext:value-type="float">
            <text:p><text:s text:c="3"/>8,7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8494" calcext:value-type="float">
            <text:p><text:s text:c="3"/>8,4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number-columns-repeated="2" table:style-name="ce38" office:value-type="float" office:value="290" calcext:value-type="float">
            <text:p><text:s text:c="3"/>29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7640" calcext:value-type="float">
            <text:p><text:s text:c="3"/>7,6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7370" calcext:value-type="float">
            <text:p><text:s text:c="3"/>7,37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number-columns-repeated="2" table:style-name="ce37" office:value-type="float" office:value="270" calcext:value-type="float">
            <text:p><text:s text:c="3"/>2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3895" calcext:value-type="float">
            <text:p><text:s text:c="3"/>3,89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3814" calcext:value-type="float">
            <text:p><text:s text:c="3"/>3,8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7" calcext:value-type="float">
            <text:p><text:s text:c="3"/>27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number-columns-repeated="2" table:style-name="ce38" office:value-type="float" office:value="81" calcext:value-type="float">
            <text:p><text:s text:c="3"/>8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number-columns-repeated="2" table:style-name="ce38" office:value-type="float" office:value="3745" calcext:value-type="float">
            <text:p><text:s text:c="3"/>3,7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number-columns-repeated="2" table:style-name="ce38" office:value-type="float" office:value="3556" calcext:value-type="float">
            <text:p><text:s text:c="3"/>3,5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21816" calcext:value-type="float">
            <text:p><text:s text:c="3"/>21,8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716" calcext:value-type="float">
            <text:p><text:s text:c="3"/>7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21433" calcext:value-type="float">
            <text:p><text:s text:c="3"/>21,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383" calcext:value-type="float">
            <text:p><text:s text:c="3"/>3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11036" calcext:value-type="float">
            <text:p><text:s text:c="3"/>11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10937" calcext:value-type="float">
            <text:p><text:s text:c="3"/>10,9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99" calcext:value-type="float">
            <text:p><text:s text:c="3"/>9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10780" calcext:value-type="float">
            <text:p><text:s text:c="3"/>10,7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10496" calcext:value-type="float">
            <text:p><text:s text:c="3"/>10,4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42538" calcext:value-type="float">
            <text:p><text:s text:c="3"/>42,538</text:p>
          </table:table-cell>
          <table:table-cell table:style-name="ce35" office:value-type="float" office:value="39055" calcext:value-type="float">
            <text:p><text:s text:c="3"/>39,055</text:p>
          </table:table-cell>
          <table:table-cell table:style-name="ce35" office:value-type="float" office:value="39046" calcext:value-type="float">
            <text:p><text:s text:c="3"/>39,046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095" calcext:value-type="float">
            <text:p><text:s text:c="3"/>1,095</text:p>
          </table:table-cell>
          <table:table-cell table:style-name="ce35" office:value-type="float" office:value="159" calcext:value-type="float">
            <text:p><text:s text:c="3"/>159</text:p>
          </table:table-cell>
          <table:table-cell table:style-name="ce35" office:value-type="float" office:value="936" calcext:value-type="float">
            <text:p><text:s text:c="3"/>936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124" calcext:value-type="float">
            <text:p><text:s text:c="3"/>2,124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1876" calcext:value-type="float">
            <text:p><text:s text:c="3"/>1,876</text:p>
          </table:table-cell>
          <table:table-cell table:style-name="ce35" office:value-type="float" office:value="1249" calcext:value-type="float">
            <text:p><text:s text:c="3"/>1,249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1005" calcext:value-type="float">
            <text:p><text:s text:c="3"/>1,005</text:p>
          </table:table-cell>
          <table:table-cell table:style-name="ce35" office:value-type="float" office:value="875" calcext:value-type="float">
            <text:p><text:s text:c="3"/>875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871" calcext:value-type="float">
            <text:p><text:s text:c="3"/>871</text:p>
          </table:table-cell>
          <table:table-cell table:style-name="ce35" office:value-type="float" office:value="41586" calcext:value-type="float">
            <text:p><text:s text:c="3"/>41,586</text:p>
          </table:table-cell>
          <table:table-cell table:style-name="ce35" office:value-type="float" office:value="38179" calcext:value-type="float">
            <text:p><text:s text:c="3"/>38,179</text:p>
          </table:table-cell>
          <table:table-cell table:style-name="ce35" office:value-type="float" office:value="38171" calcext:value-type="float">
            <text:p><text:s text:c="3"/>38,171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094" calcext:value-type="float">
            <text:p><text:s text:c="3"/>1,094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936" calcext:value-type="float">
            <text:p><text:s text:c="3"/>93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225" calcext:value-type="float">
            <text:p><text:s text:c="3"/>225</text:p>
          </table:table-cell>
          <table:table-cell table:style-name="ce35" office:value-type="float" office:value="2074" calcext:value-type="float">
            <text:p><text:s text:c="3"/>2,074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1826" calcext:value-type="float">
            <text:p><text:s text:c="3"/>1,826</text:p>
          </table:table-cell>
          <table:table-cell table:style-name="ce35" office:value-type="float" office:value="1234" calcext:value-type="float">
            <text:p><text:s text:c="3"/>1,234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990" calcext:value-type="float">
            <text:p><text:s text:c="3"/>990</text:p>
          </table:table-cell>
          <table:table-cell table:style-name="ce35" office:value-type="float" office:value="840" calcext:value-type="float">
            <text:p><text:s text:c="3"/>84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836" calcext:value-type="float">
            <text:p><text:s text:c="3"/>836</text:p>
          </table:table-cell>
          <table:table-cell table:style-name="ce35" office:value-type="float" office:value="952" calcext:value-type="float">
            <text:p><text:s text:c="3"/>952</text:p>
          </table:table-cell>
          <table:table-cell table:style-name="ce35" office:value-type="float" office:value="876" calcext:value-type="float">
            <text:p><text:s text:c="3"/>876</text:p>
          </table:table-cell>
          <table:table-cell table:style-name="ce35" office:value-type="float" office:value="875" calcext:value-type="float">
            <text:p><text:s text:c="3"/>875</text:p>
          </table:table-cell>
          <table:table-cell table:number-columns-repeated="3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35" calcext:value-type="float">
            <text:p><text:s text:c="3"/>3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21095" calcext:value-type="float">
            <text:p><text:s text:c="3"/>21,095</text:p>
          </table:table-cell>
          <table:table-cell table:style-name="ce36" office:value-type="float" office:value="19783" calcext:value-type="float">
            <text:p><text:s text:c="3"/>19,783</text:p>
          </table:table-cell>
          <table:table-cell table:style-name="ce36" office:value-type="float" office:value="19775" calcext:value-type="float">
            <text:p><text:s text:c="3"/>19,77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978" calcext:value-type="float">
            <text:p><text:s text:c="3"/>978</text:p>
          </table:table-cell>
          <table:table-cell table:style-name="ce36" office:value-type="float" office:value="253" calcext:value-type="float">
            <text:p><text:s text:c="3"/>25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737" calcext:value-type="float">
            <text:p><text:s text:c="3"/>73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33" calcext:value-type="float">
            <text:p><text:s text:c="3"/>733</text:p>
          </table:table-cell>
          <table:table-cell table:style-name="ce36" office:value-type="float" office:value="20793" calcext:value-type="float">
            <text:p><text:s text:c="3"/>20,793</text:p>
          </table:table-cell>
          <table:table-cell table:style-name="ce36" office:value-type="float" office:value="19530" calcext:value-type="float">
            <text:p><text:s text:c="3"/>19,530</text:p>
          </table:table-cell>
          <table:table-cell table:style-name="ce36" office:value-type="float" office:value="19523" calcext:value-type="float">
            <text:p><text:s text:c="3"/>19,52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951" calcext:value-type="float">
            <text:p><text:s text:c="3"/>9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939" calcext:value-type="float">
            <text:p><text:s text:c="3"/>939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706" calcext:value-type="float">
            <text:p><text:s text:c="3"/>70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02" calcext:value-type="float">
            <text:p><text:s text:c="3"/>702</text:p>
          </table:table-cell>
          <table:table-cell table:style-name="ce36" office:value-type="float" office:value="302" calcext:value-type="float">
            <text:p><text:s text:c="3"/>302</text:p>
          </table:table-cell>
          <table:table-cell table:style-name="ce36" office:value-type="float" office:value="253" calcext:value-type="float">
            <text:p><text:s text:c="3"/>253</text:p>
          </table:table-cell>
          <table:table-cell table:style-name="ce36" office:value-type="float" office:value="252" calcext:value-type="float">
            <text:p><text:s text:c="3"/>25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21443" calcext:value-type="float">
            <text:p><text:s text:c="3"/>21,443</text:p>
          </table:table-cell>
          <table:table-cell table:style-name="ce36" office:value-type="float" office:value="19272" calcext:value-type="float">
            <text:p><text:s text:c="3"/>19,272</text:p>
          </table:table-cell>
          <table:table-cell table:style-name="ce36" office:value-type="float" office:value="19271" calcext:value-type="float">
            <text:p><text:s text:c="3"/>19,27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51" calcext:value-type="float">
            <text:p><text:s text:c="3"/>151</text:p>
          </table:table-cell>
          <table:table-cell table:style-name="ce36" office:value-type="float" office:value="745" calcext:value-type="float">
            <text:p><text:s text:c="3"/>745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134" calcext:value-type="float">
            <text:p><text:s text:c="3"/>1,134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898" calcext:value-type="float">
            <text:p><text:s text:c="3"/>898</text:p>
          </table:table-cell>
          <table:table-cell table:style-name="ce36" office:value-type="float" office:value="996" calcext:value-type="float">
            <text:p><text:s text:c="3"/>996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20793" calcext:value-type="float">
            <text:p><text:s text:c="3"/>20,793</text:p>
          </table:table-cell>
          <table:table-cell table:style-name="ce36" office:value-type="float" office:value="18649" calcext:value-type="float">
            <text:p><text:s text:c="3"/>18,649</text:p>
          </table:table-cell>
          <table:table-cell table:style-name="ce36" office:value-type="float" office:value="18648" calcext:value-type="float">
            <text:p><text:s text:c="3"/>18,64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style-name="ce36" office:value-type="float" office:value="150" calcext:value-type="float">
            <text:p><text:s text:c="3"/>150</text:p>
          </table:table-cell>
          <table:table-cell table:style-name="ce36" office:value-type="float" office:value="745" calcext:value-type="float">
            <text:p><text:s text:c="3"/>745</text:p>
          </table:table-cell>
          <table:table-cell table:style-name="ce36" office:value-type="float" office:value="126" calcext:value-type="float">
            <text:p><text:s text:c="3"/>126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123" calcext:value-type="float">
            <text:p><text:s text:c="3"/>1,123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989" calcext:value-type="float">
            <text:p><text:s text:c="3"/>989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53" calcext:value-type="float">
            <text:p><text:s text:c="3"/>753</text:p>
          </table:table-cell>
          <table:table-cell table:style-name="ce36" office:value-type="float" office:value="134" calcext:value-type="float">
            <text:p><text:s text:c="3"/>13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4" calcext:value-type="float">
            <text:p><text:s text:c="3"/>134</text:p>
          </table:table-cell>
          <table:table-cell table:style-name="ce36" office:value-type="float" office:value="650" calcext:value-type="float">
            <text:p><text:s text:c="3"/>650</text:p>
          </table:table-cell>
          <table:table-cell table:number-columns-repeated="2" table:style-name="ce36" office:value-type="float" office:value="623" calcext:value-type="float">
            <text:p><text:s text:c="3"/>62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